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9900000199E0AA387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41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56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cm" svg:y1="12.1cm" svg:x2="21.5cm" svg:y2="12.1cm">
          <text:p/>
        </draw:line>
        <draw:frame draw:style-name="gr2" draw:layer="layout" svg:width="0.925cm" svg:height="0.963cm" svg:x="4.5cm" svg:y="13.006cm">
          <draw:text-box>
            <text:p>A</text:p>
          </draw:text-box>
        </draw:frame>
        <draw:frame draw:style-name="gr2" draw:layer="layout" svg:width="0.925cm" svg:height="0.963cm" svg:x="14.301cm" svg:y="13.007cm">
          <draw:text-box>
            <text:p>B</text:p>
          </draw:text-box>
        </draw:frame>
        <draw:frame draw:style-name="gr3" draw:layer="layout" svg:width="1.556cm" svg:height="0.963cm" svg:x="8cm" svg:y="13.1cm">
          <draw:text-box>
            <text:p>100</text:p>
          </draw:text-box>
        </draw:frame>
        <draw:frame draw:style-name="gr4" draw:layer="layout" svg:width="17.917cm" svg:height="1.675cm" svg:x="4.906cm" svg:y="4.576cm">
          <draw:text-box>
            <text:p>A、B相距100米，同时向右走，A每秒走1.5米，B每秒走1米。</text:p>
            <text:p>问多长时间后，A追上B。</text:p>
          </draw:text-box>
        </draw:frame>
        <draw:custom-shape draw:style-name="gr5" draw:text-style-name="P1" draw:layer="layout" svg:width="2cm" svg:height="0.3cm" svg:x="5.2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layer="layout" svg:width="15.065cm" svg:height="0.963cm" svg:x="5.001cm" svg:y="4cm">
          <draw:text-box>
            <text:p>现在的时间是1点钟，问多长时间后分针和时针重合。</text:p>
          </draw:text-box>
        </draw:frame>
        <draw:frame draw:style-name="gr8" draw:text-style-name="P1" draw:layer="layout" svg:width="7.494cm" svg:height="7.466cm" svg:x="8.901cm" svg:y="9.1cm">
          <draw:image xlink:href="Pictures/100002000000019900000199E0AA387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52S</meta:editing-duration>
    <meta:editing-cycles>5</meta:editing-cycles>
    <meta:generator>OpenOffice/4.1.15$Win32 OpenOffice.org_project/4115m2$Build-9813</meta:generator>
    <dc:date>2025-10-18T09:56:35.96</dc:date>
    <dc:creator>Eric Zhang</dc:creator>
    <meta:document-statistic meta:object-count="33"/>
  </office:meta>
</office:document-meta>
</file>